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2pt" officeooo:paragraph-rsid="000817b9" style:font-size-asian="12pt" style:font-size-complex="12pt"/>
    </style:style>
    <style:style style:name="P23" style:family="paragraph" style:parent-style-name="Ttire_5f_bordures_5f_haut_5f_bas">
      <style:text-properties fo:font-size="10pt" officeooo:paragraph-rsid="000817b9" style:font-size-asian="10pt" style:font-size-complex="10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ff752" style:font-size-asian="10pt" style:font-size-complex="10pt"/>
    </style:style>
    <style:style style:name="T6" style:family="text">
      <style:text-properties officeooo:rsid="000ff752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66131152" text:id="ct66131152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68482960" text:id="ct68482960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68482768" text:id="ct68482768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62629920" text:id="ct62629920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67892704" text:id="ct67892704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67751712" text:id="ct67751712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71224192" text:id="ct71224192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change-start text:change-id="ct66131152"/>meetingConfig.Title()<text:change-end text:change-id="ct66131152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68482960"/>self.Title()<text:change-end text:change-id="ct68482960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68482768"/></text:p>
      <text:p text:style-name="P11"><text:line-break/>ORDRE DU JOUR</text:p>
      <text:p text:style-name="P10"/>
      <text:section text:style-name="Sect1" text:name="Item">
        <text:p text:style-name="P22"><text:span text:style-name="T4"><office:annotation><dc:date>2007-09-24T00:00:00</dc:date><text:p>do section- for item in self.getItems(uids=itemUids, listTypes=['normal'], ordered=True)</text:p></office:annotation></text:span><text:change-start text:change-id="ct62629920"/><text:span text:style-name="T4">item.getItemNumber(relativeTo='meeting', </text:span><text:span text:style-name="T5">for_display=True</text:span><text:span text:style-name="T4">)</text:span><text:change-end text:change-id="ct62629920"/><text:span text:style-name="T4">. </text:span><text:change-start text:change-id="ct67892704"/><text:span text:style-name="T4">item.Title()</text:span><text:change-end text:change-id="ct67892704"/> </text:p>
        <text:p text:style-name="P7"><office:annotation><dc:date>2007-09-24T00:00:00</dc:date><text:p>do text</text:p><text:p>from xhtml(view.printXhtml(item, item.Description()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<text:p text:style-name="P12"/>
        <text:p text:style-name="P16">Projet de délibération :</text:p>
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3"/>
        <text:p text:style-name="P21"><office:annotation><dc:date>2007-10-31T00:00:00</dc:date><text:p>do section- if self.getItems(uids=itemUids, listTypes=['late'], ordered=True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do table- for item in self.getItems(uids=itemUids, listTypes=['late'], ordered=True)</text:p></office:annotation><text:change-start text:change-id="ct67751712"/>item.getItemNumber(relativeTo='meeting', <text:span text:style-name="T6">for_display=True</text:span>)<text:change-end text:change-id="ct67751712"/>. <text:change-start text:change-id="ct71224192"/>item.Title()<text:change-end text:change-id="ct71224192"/> </text:p>
              <text:p text:style-name="P7"><office:annotation><dc:date>2007-10-31T00:00:00</dc:date><text:p>do text</text:p><text:p>from xhtml(view.printXhtml(item.Description()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0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8</meta:editing-cycles>
    <meta:editing-duration>PT5M28S</meta:editing-duration>
    <meta:initial-creator>Gauthier Bastien</meta:initial-creator>
    <dc:date>2016-03-17T22:05:34.452721794</dc:date>
    <meta:document-statistic meta:table-count="4" meta:image-count="0" meta:object-count="0" meta:page-count="1" meta:paragraph-count="17" meta:word-count="43" meta:character-count="377" meta:non-whitespace-character-count="347"/>
    <meta:user-defined meta:name="Info 1"/>
    <meta:user-defined meta:name="Info 2"/>
    <meta:user-defined meta:name="Info 3"/>
    <meta:user-defined meta:name="Info 4"/>
  </office:meta>
</office:document-meta>
</file>